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1.5008in"/>
    </style:style>
    <style:style style:name="co11" style:family="table-column">
      <style:table-column-properties fo:break-before="auto" style:column-width="1.31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  <style:style style:name="ce6" style:family="table-cell" style:parent-style-name="Default" style:data-style-name="N10118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3" office:value-type="string" table:number-columns-spanned="2" table:number-rows-spanned="1">
            <text:p>Results</text:p>
          </table:table-cell>
          <table:covered-table-cell table:style-name="ce5"/>
          <table:table-cell table:style-name="ce4" office:value-type="string" table:number-columns-spanned="2" table:number-rows-spanned="1">
            <text:p>Time (s) *</text:p>
          </table:table-cell>
          <table:covered-table-cell/>
          <table:table-cell table:style-name="ce4" office:value-type="string" table:number-columns-spanned="2" table:number-rows-spanned="1">
            <text:p>Decisions</text:p>
          </table:table-cell>
          <table:covered-table-cell/>
          <table:table-cell table:style-name="ce7" office:value-type="string" table:number-columns-spanned="2" table:number-rows-spanned="1">
            <text:p>Conflicts</text:p>
          </table:table-cell>
          <table:covered-table-cell/>
          <table:table-cell table:style-name="ce7" office:value-type="string" table:number-columns-spanned="2" table:number-rows-spanned="1">
            <text:p>Propagations</text:p>
          </table:table-cell>
          <table:covered-table-cell/>
          <table:table-cell table:style-name="ce7" office:value-type="string" table:number-columns-spanned="2" table:number-rows-spanned="1">
            <text:p>Propagations per sec.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Sample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style-name="ce4" office:value-type="string">
            <text:p>Héctor</text:p>
          </table:table-cell>
          <table:table-cell table:style-name="ce4" office:value-type="string">
            <text:p>Picosat</text:p>
          </table:table-cell>
          <table:table-cell table:number-columns-repeated="2"/>
        </table:table-row>
        <table:table-row table:style-name="ro1">
          <table:table-cell office:value-type="string">
            <text:p>100-1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03">
            <text:p>0.003</text:p>
          </table:table-cell>
          <table:table-cell office:value-type="float" office:value="45">
            <text:p>45</text:p>
          </table:table-cell>
          <table:table-cell office:value-type="float" office:value="329">
            <text:p>329</text:p>
          </table:table-cell>
          <table:table-cell office:value-type="float" office:value="13">
            <text:p>13</text:p>
          </table:table-cell>
          <table:table-cell office:value-type="float" office:value="270">
            <text:p>270</text:p>
          </table:table-cell>
          <table:table-cell office:value-type="float" office:value="396">
            <text:p>396</text:p>
          </table:table-cell>
          <table:table-cell office:value-type="float" office:value="8329">
            <text:p>8329</text:p>
          </table:table-cell>
          <table:table-cell table:formula="of:=QUOTIENT([.J3];[.D3])" office:value-type="float" office:value="132000">
            <text:p>132000</text:p>
          </table:table-cell>
          <table:table-cell table:formula="of:=QUOTIENT([.K3];[.E3])" office:value-type="float" office:value="2776333">
            <text:p>2776333</text:p>
          </table:table-cell>
          <table:table-cell table:number-columns-repeated="2"/>
        </table:table-row>
        <table:table-row table:style-name="ro1">
          <table:table-cell office:value-type="string">
            <text:p>10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5">
            <text:p>0.005</text:p>
          </table:table-cell>
          <table:table-cell office:value-type="float" office:value="32">
            <text:p>32</text:p>
          </table:table-cell>
          <table:table-cell office:value-type="float" office:value="373">
            <text:p>373</text:p>
          </table:table-cell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office:value-type="float" office:value="9213">
            <text:p>9213</text:p>
          </table:table-cell>
          <table:table-cell table:formula="of:=QUOTIENT([.J4];[.D4])" office:value-type="float" office:value="74750">
            <text:p>74750</text:p>
          </table:table-cell>
          <table:table-cell table:formula="of:=QUOTIENT([.K4];[.E4])" office:value-type="float" office:value="1842600">
            <text:p>1842600</text:p>
          </table:table-cell>
          <table:table-cell table:number-columns-repeated="2"/>
        </table:table-row>
        <table:table-row table:style-name="ro1">
          <table:table-cell office:value-type="string">
            <text:p>1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1">
            <text:p>0.011</text:p>
          </table:table-cell>
          <table:table-cell table:style-name="ce6" office:value-type="float" office:value="0.007">
            <text:p>0.007</text:p>
          </table:table-cell>
          <table:table-cell office:value-type="float" office:value="710">
            <text:p>710</text:p>
          </table:table-cell>
          <table:table-cell office:value-type="float" office:value="577">
            <text:p>577</text:p>
          </table:table-cell>
          <table:table-cell office:value-type="float" office:value="556">
            <text:p>556</text:p>
          </table:table-cell>
          <table:table-cell office:value-type="float" office:value="488">
            <text:p>488</text:p>
          </table:table-cell>
          <table:table-cell office:value-type="float" office:value="16671">
            <text:p>16671</text:p>
          </table:table-cell>
          <table:table-cell office:value-type="float" office:value="14645">
            <text:p>14645</text:p>
          </table:table-cell>
          <table:table-cell table:formula="of:=QUOTIENT([.J5];[.D5])" office:value-type="float" office:value="1515545">
            <text:p>1515545</text:p>
          </table:table-cell>
          <table:table-cell table:formula="of:=QUOTIENT([.K5];[.E5])" office:value-type="float" office:value="2092142">
            <text:p>2092142</text:p>
          </table:table-cell>
          <table:table-cell table:number-columns-repeated="2"/>
        </table:table-row>
        <table:table-row table:style-name="ro1">
          <table:table-cell office:value-type="string">
            <text:p>1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1">
            <text:p>0.011</text:p>
          </table:table-cell>
          <table:table-cell table:style-name="ce6" office:value-type="float" office:value="0.008">
            <text:p>0.008</text:p>
          </table:table-cell>
          <table:table-cell office:value-type="float" office:value="782">
            <text:p>782</text:p>
          </table:table-cell>
          <table:table-cell office:value-type="float" office:value="694">
            <text:p>694</text:p>
          </table:table-cell>
          <table:table-cell office:value-type="float" office:value="620">
            <text:p>620</text:p>
          </table:table-cell>
          <table:table-cell office:value-type="float" office:value="579">
            <text:p>579</text:p>
          </table:table-cell>
          <table:table-cell office:value-type="float" office:value="17086">
            <text:p>17086</text:p>
          </table:table-cell>
          <table:table-cell office:value-type="float" office:value="17394">
            <text:p>17394</text:p>
          </table:table-cell>
          <table:table-cell table:formula="of:=QUOTIENT([.J6];[.D6])" office:value-type="float" office:value="1553272">
            <text:p>1553272</text:p>
          </table:table-cell>
          <table:table-cell table:formula="of:=QUOTIENT([.K6];[.E6])" office:value-type="float" office:value="2174250">
            <text:p>2174250</text:p>
          </table:table-cell>
          <table:table-cell table:number-columns-repeated="2"/>
        </table:table-row>
        <table:table-row table:style-name="ro1">
          <table:table-cell office:value-type="string">
            <text:p>100-5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05">
            <text:p>0.005</text:p>
          </table:table-cell>
          <table:table-cell office:value-type="float" office:value="92">
            <text:p>92</text:p>
          </table:table-cell>
          <table:table-cell office:value-type="float" office:value="278">
            <text:p>278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1876">
            <text:p>1876</text:p>
          </table:table-cell>
          <table:table-cell office:value-type="float" office:value="6744">
            <text:p>6744</text:p>
          </table:table-cell>
          <table:table-cell table:formula="of:=QUOTIENT([.J7];[.D7])" office:value-type="float" office:value="375200">
            <text:p>375200</text:p>
          </table:table-cell>
          <table:table-cell table:formula="of:=QUOTIENT([.K7];[.E7])" office:value-type="float" office:value="1348800">
            <text:p>1348800</text:p>
          </table:table-cell>
          <table:table-cell table:number-columns-repeated="2"/>
        </table:table-row>
        <table:table-row table:style-name="ro1">
          <table:table-cell office:value-type="string">
            <text:p>10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2">
            <text:p>0.012</text:p>
          </table:table-cell>
          <table:table-cell table:style-name="ce6" office:value-type="float" office:value="0.008">
            <text:p>0.008</text:p>
          </table:table-cell>
          <table:table-cell office:value-type="float" office:value="823">
            <text:p>823</text:p>
          </table:table-cell>
          <table:table-cell office:value-type="float" office:value="666">
            <text:p>666</text:p>
          </table:table-cell>
          <table:table-cell office:value-type="float" office:value="634">
            <text:p>634</text:p>
          </table:table-cell>
          <table:table-cell office:value-type="float" office:value="517">
            <text:p>517</text:p>
          </table:table-cell>
          <table:table-cell office:value-type="float" office:value="18583">
            <text:p>18583</text:p>
          </table:table-cell>
          <table:table-cell office:value-type="float" office:value="16174">
            <text:p>16174</text:p>
          </table:table-cell>
          <table:table-cell table:formula="of:=QUOTIENT([.J8];[.D8])" office:value-type="float" office:value="1548583">
            <text:p>1548583</text:p>
          </table:table-cell>
          <table:table-cell table:formula="of:=QUOTIENT([.K8];[.E8])" office:value-type="float" office:value="2021750">
            <text:p>2021750</text:p>
          </table:table-cell>
          <table:table-cell table:number-columns-repeated="2"/>
        </table:table-row>
        <table:table-row table:style-name="ro1">
          <table:table-cell office:value-type="string">
            <text:p>10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04">
            <text:p>0.004</text:p>
          </table:table-cell>
          <table:table-cell office:value-type="float" office:value="97">
            <text:p>97</text:p>
          </table:table-cell>
          <table:table-cell office:value-type="float" office:value="168">
            <text:p>168</text:p>
          </table:table-cell>
          <table:table-cell office:value-type="float" office:value="63">
            <text:p>63</text:p>
          </table:table-cell>
          <table:table-cell office:value-type="float" office:value="123">
            <text:p>123</text:p>
          </table:table-cell>
          <table:table-cell office:value-type="float" office:value="1924">
            <text:p>1924</text:p>
          </table:table-cell>
          <table:table-cell office:value-type="float" office:value="4227">
            <text:p>4227</text:p>
          </table:table-cell>
          <table:table-cell table:formula="of:=QUOTIENT([.J9];[.D9])" office:value-type="float" office:value="384800">
            <text:p>384800</text:p>
          </table:table-cell>
          <table:table-cell table:formula="of:=QUOTIENT([.K9];[.E9])" office:value-type="float" office:value="1056750">
            <text:p>1056750</text:p>
          </table:table-cell>
          <table:table-cell table:number-columns-repeated="2"/>
        </table:table-row>
        <table:table-row table:style-name="ro1">
          <table:table-cell office:value-type="string">
            <text:p>10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3">
            <text:p>0.003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1537">
            <text:p>1537</text:p>
          </table:table-cell>
          <table:table-cell office:value-type="float" office:value="464">
            <text:p>464</text:p>
          </table:table-cell>
          <table:table-cell table:formula="of:=QUOTIENT([.J10];[.D10])" office:value-type="float" office:value="384250">
            <text:p>384250</text:p>
          </table:table-cell>
          <table:table-cell table:formula="of:=QUOTIENT([.K10];[.E10])" office:value-type="float" office:value="154666">
            <text:p>154666</text:p>
          </table:table-cell>
          <table:table-cell table:number-columns-repeated="2"/>
        </table:table-row>
        <table:table-row table:style-name="ro1">
          <table:table-cell office:value-type="string">
            <text:p>100-9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12">
            <text:p>0.012</text:p>
          </table:table-cell>
          <table:table-cell table:style-name="ce6" office:value-type="float" office:value="0.006">
            <text:p>0.006</text:p>
          </table:table-cell>
          <table:table-cell office:value-type="float" office:value="851">
            <text:p>851</text:p>
          </table:table-cell>
          <table:table-cell office:value-type="float" office:value="428">
            <text:p>428</text:p>
          </table:table-cell>
          <table:table-cell office:value-type="float" office:value="701">
            <text:p>701</text:p>
          </table:table-cell>
          <table:table-cell office:value-type="float" office:value="367">
            <text:p>367</text:p>
          </table:table-cell>
          <table:table-cell office:value-type="float" office:value="19355">
            <text:p>19355</text:p>
          </table:table-cell>
          <table:table-cell office:value-type="float" office:value="11683">
            <text:p>11683</text:p>
          </table:table-cell>
          <table:table-cell table:formula="of:=QUOTIENT([.J11];[.D11])" office:value-type="float" office:value="1612916">
            <text:p>1612916</text:p>
          </table:table-cell>
          <table:table-cell table:formula="of:=QUOTIENT([.K11];[.E11])" office:value-type="float" office:value="1947166">
            <text:p>1947166</text:p>
          </table:table-cell>
          <table:table-cell table:number-columns-repeated="2"/>
        </table:table-row>
        <table:table-row table:style-name="ro1">
          <table:table-cell office:value-type="string">
            <text:p>10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7">
            <text:p>0.007</text:p>
          </table:table-cell>
          <table:table-cell office:value-type="float" office:value="673">
            <text:p>673</text:p>
          </table:table-cell>
          <table:table-cell office:value-type="float" office:value="601">
            <text:p>601</text:p>
          </table:table-cell>
          <table:table-cell office:value-type="float" office:value="546">
            <text:p>546</text:p>
          </table:table-cell>
          <table:table-cell office:value-type="float" office:value="528">
            <text:p>528</text:p>
          </table:table-cell>
          <table:table-cell office:value-type="float" office:value="15268">
            <text:p>15268</text:p>
          </table:table-cell>
          <table:table-cell office:value-type="float" office:value="15847">
            <text:p>15847</text:p>
          </table:table-cell>
          <table:table-cell table:formula="of:=QUOTIENT([.J12];[.D12])" office:value-type="float" office:value="3817000">
            <text:p>3817000</text:p>
          </table:table-cell>
          <table:table-cell table:formula="of:=QUOTIENT([.K12];[.E12])" office:value-type="float" office:value="2263857">
            <text:p>2263857</text:p>
          </table:table-cell>
          <table:table-cell table:number-columns-repeated="2"/>
        </table:table-row>
        <table:table-row table:style-name="ro1">
          <table:table-cell office:value-type="string">
            <text:p>150-1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12">
            <text:p>0.012</text:p>
          </table:table-cell>
          <table:table-cell office:value-type="float" office:value="226">
            <text:p>226</text:p>
          </table:table-cell>
          <table:table-cell office:value-type="float" office:value="893">
            <text:p>893</text:p>
          </table:table-cell>
          <table:table-cell office:value-type="float" office:value="148">
            <text:p>148</text:p>
          </table:table-cell>
          <table:table-cell office:value-type="float" office:value="722">
            <text:p>722</text:p>
          </table:table-cell>
          <table:table-cell office:value-type="float" office:value="5780">
            <text:p>5780</text:p>
          </table:table-cell>
          <table:table-cell office:value-type="float" office:value="28826">
            <text:p>28826</text:p>
          </table:table-cell>
          <table:table-cell table:formula="of:=QUOTIENT([.J13];[.D13])" office:value-type="float" office:value="825714">
            <text:p>825714</text:p>
          </table:table-cell>
          <table:table-cell table:formula="of:=QUOTIENT([.K13];[.E13])" office:value-type="float" office:value="2402166">
            <text:p>2402166</text:p>
          </table:table-cell>
          <table:table-cell table:number-columns-repeated="2"/>
        </table:table-row>
        <table:table-row table:style-name="ro1">
          <table:table-cell office:value-type="string">
            <text:p>15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7">
            <text:p>0.017</text:p>
          </table:table-cell>
          <table:table-cell table:style-name="ce6" office:value-type="float" office:value="0.029">
            <text:p>0.029</text:p>
          </table:table-cell>
          <table:table-cell office:value-type="float" office:value="1665">
            <text:p>1665</text:p>
          </table:table-cell>
          <table:table-cell office:value-type="float" office:value="3190">
            <text:p>3190</text:p>
          </table:table-cell>
          <table:table-cell office:value-type="float" office:value="1314">
            <text:p>1314</text:p>
          </table:table-cell>
          <table:table-cell office:value-type="float" office:value="2709">
            <text:p>2709</text:p>
          </table:table-cell>
          <table:table-cell office:value-type="float" office:value="49674">
            <text:p>49674</text:p>
          </table:table-cell>
          <table:table-cell office:value-type="float" office:value="112129">
            <text:p>112129</text:p>
          </table:table-cell>
          <table:table-cell table:formula="of:=QUOTIENT([.J14];[.D14])" office:value-type="float" office:value="2922000">
            <text:p>2922000</text:p>
          </table:table-cell>
          <table:table-cell table:formula="of:=QUOTIENT([.K14];[.E14])" office:value-type="float" office:value="3866517">
            <text:p>3866517</text:p>
          </table:table-cell>
          <table:table-cell table:number-columns-repeated="2"/>
        </table:table-row>
        <table:table-row table:style-name="ro1">
          <table:table-cell office:value-type="string">
            <text:p>150-3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1">
            <text:p>0.010</text:p>
          </table:table-cell>
          <table:table-cell office:value-type="float" office:value="726">
            <text:p>726</text:p>
          </table:table-cell>
          <table:table-cell office:value-type="float" office:value="1563">
            <text:p>1563</text:p>
          </table:table-cell>
          <table:table-cell office:value-type="float" office:value="526">
            <text:p>526</text:p>
          </table:table-cell>
          <table:table-cell office:value-type="float" office:value="1266">
            <text:p>1266</text:p>
          </table:table-cell>
          <table:table-cell office:value-type="float" office:value="21076">
            <text:p>21076</text:p>
          </table:table-cell>
          <table:table-cell office:value-type="float" office:value="54004">
            <text:p>54004</text:p>
          </table:table-cell>
          <table:table-cell table:formula="of:=QUOTIENT([.J15];[.D15])" office:value-type="float" office:value="2107600">
            <text:p>2107600</text:p>
          </table:table-cell>
          <table:table-cell table:formula="of:=QUOTIENT([.K15];[.E15])" office:value-type="float" office:value="5400400">
            <text:p>5400400</text:p>
          </table:table-cell>
          <table:table-cell table:number-columns-repeated="2"/>
        </table:table-row>
        <table:table-row table:style-name="ro1">
          <table:table-cell office:value-type="string">
            <text:p>150-4</text:p>
          </table:table-cell>
          <table:table-cell table:number-columns-repeated="2" office:value-type="string">
            <text:p>SATISFIABLE</text:p>
          </table:table-cell>
          <table:table-cell table:number-columns-repeated="2" table:style-name="ce6" office:value-type="float" office:value="0.012">
            <text:p>0.012</text:p>
          </table:table-cell>
          <table:table-cell office:value-type="float" office:value="1398">
            <text:p>1398</text:p>
          </table:table-cell>
          <table:table-cell office:value-type="float" office:value="1646">
            <text:p>1646</text:p>
          </table:table-cell>
          <table:table-cell office:value-type="float" office:value="1097">
            <text:p>1097</text:p>
          </table:table-cell>
          <table:table-cell office:value-type="float" office:value="1357">
            <text:p>1357</text:p>
          </table:table-cell>
          <table:table-cell office:value-type="float" office:value="42306">
            <text:p>42306</text:p>
          </table:table-cell>
          <table:table-cell office:value-type="float" office:value="56216">
            <text:p>56216</text:p>
          </table:table-cell>
          <table:table-cell table:formula="of:=QUOTIENT([.J16];[.D16])" office:value-type="float" office:value="3525500">
            <text:p>3525500</text:p>
          </table:table-cell>
          <table:table-cell table:formula="of:=QUOTIENT([.K16];[.E16])" office:value-type="float" office:value="4684666">
            <text:p>4684666</text:p>
          </table:table-cell>
          <table:table-cell table:number-columns-repeated="2"/>
        </table:table-row>
        <table:table-row table:style-name="ro1">
          <table:table-cell office:value-type="string">
            <text:p>15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43">
            <text:p>0.043</text:p>
          </table:table-cell>
          <table:table-cell table:style-name="ce6" office:value-type="float" office:value="0.022">
            <text:p>0.022</text:p>
          </table:table-cell>
          <table:table-cell office:value-type="float" office:value="6506">
            <text:p>6506</text:p>
          </table:table-cell>
          <table:table-cell office:value-type="float" office:value="3002">
            <text:p>3002</text:p>
          </table:table-cell>
          <table:table-cell office:value-type="float" office:value="5414">
            <text:p>5414</text:p>
          </table:table-cell>
          <table:table-cell office:value-type="float" office:value="2542">
            <text:p>2542</text:p>
          </table:table-cell>
          <table:table-cell office:value-type="float" office:value="209051">
            <text:p>209051</text:p>
          </table:table-cell>
          <table:table-cell office:value-type="float" office:value="103204">
            <text:p>103204</text:p>
          </table:table-cell>
          <table:table-cell table:formula="of:=QUOTIENT([.J17];[.D17])" office:value-type="float" office:value="4861651">
            <text:p>4861651</text:p>
          </table:table-cell>
          <table:table-cell table:formula="of:=QUOTIENT([.K17];[.E17])" office:value-type="float" office:value="4691090">
            <text:p>4691090</text:p>
          </table:table-cell>
          <table:table-cell table:number-columns-repeated="2"/>
        </table:table-row>
        <table:table-row table:style-name="ro1">
          <table:table-cell office:value-type="string">
            <text:p>15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05">
            <text:p>0.005</text:p>
          </table:table-cell>
          <table:table-cell office:value-type="float" office:value="253">
            <text:p>253</text:p>
          </table:table-cell>
          <table:table-cell office:value-type="float" office:value="270">
            <text:p>270</text:p>
          </table:table-cell>
          <table:table-cell office:value-type="float" office:value="173">
            <text:p>173</text:p>
          </table:table-cell>
          <table:table-cell office:value-type="float" office:value="188">
            <text:p>188</text:p>
          </table:table-cell>
          <table:table-cell office:value-type="float" office:value="6789">
            <text:p>6789</text:p>
          </table:table-cell>
          <table:table-cell office:value-type="float" office:value="7657">
            <text:p>7657</text:p>
          </table:table-cell>
          <table:table-cell table:formula="of:=QUOTIENT([.J18];[.D18])" office:value-type="float" office:value="969857">
            <text:p>969857</text:p>
          </table:table-cell>
          <table:table-cell table:formula="of:=QUOTIENT([.K18];[.E18])" office:value-type="float" office:value="1531400">
            <text:p>1531400</text:p>
          </table:table-cell>
          <table:table-cell table:number-columns-repeated="2"/>
        </table:table-row>
        <table:table-row table:style-name="ro1">
          <table:table-cell office:value-type="string">
            <text:p>150-7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36">
            <text:p>0.036</text:p>
          </table:table-cell>
          <table:table-cell table:style-name="ce6" office:value-type="float" office:value="0.021">
            <text:p>0.021</text:p>
          </table:table-cell>
          <table:table-cell office:value-type="float" office:value="4329">
            <text:p>4329</text:p>
          </table:table-cell>
          <table:table-cell office:value-type="float" office:value="2445">
            <text:p>2445</text:p>
          </table:table-cell>
          <table:table-cell office:value-type="float" office:value="3313">
            <text:p>3313</text:p>
          </table:table-cell>
          <table:table-cell office:value-type="float" office:value="2103">
            <text:p>2103</text:p>
          </table:table-cell>
          <table:table-cell office:value-type="float" office:value="126012">
            <text:p>126012</text:p>
          </table:table-cell>
          <table:table-cell office:value-type="float" office:value="87514">
            <text:p>87514</text:p>
          </table:table-cell>
          <table:table-cell table:formula="of:=QUOTIENT([.J19];[.D19])" office:value-type="float" office:value="3500333">
            <text:p>3500333</text:p>
          </table:table-cell>
          <table:table-cell table:formula="of:=QUOTIENT([.K19];[.E19])" office:value-type="float" office:value="4167333">
            <text:p>4167333</text:p>
          </table:table-cell>
          <table:table-cell table:number-columns-repeated="2"/>
        </table:table-row>
        <table:table-row table:style-name="ro1">
          <table:table-cell office:value-type="string">
            <text:p>15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3">
            <text:p>0.013</text:p>
          </table:table-cell>
          <table:table-cell table:style-name="ce6" office:value-type="float" office:value="0.01">
            <text:p>0.010</text:p>
          </table:table-cell>
          <table:table-cell office:value-type="float" office:value="823">
            <text:p>823</text:p>
          </table:table-cell>
          <table:table-cell office:value-type="float" office:value="821">
            <text:p>821</text:p>
          </table:table-cell>
          <table:table-cell office:value-type="float" office:value="597">
            <text:p>597</text:p>
          </table:table-cell>
          <table:table-cell office:value-type="float" office:value="631">
            <text:p>631</text:p>
          </table:table-cell>
          <table:table-cell office:value-type="float" office:value="24071">
            <text:p>24071</text:p>
          </table:table-cell>
          <table:table-cell office:value-type="float" office:value="25618">
            <text:p>25618</text:p>
          </table:table-cell>
          <table:table-cell table:formula="of:=QUOTIENT([.J20];[.D20])" office:value-type="float" office:value="1851615">
            <text:p>1851615</text:p>
          </table:table-cell>
          <table:table-cell table:formula="of:=QUOTIENT([.K20];[.E20])" office:value-type="float" office:value="2561800">
            <text:p>2561800</text:p>
          </table:table-cell>
          <table:table-cell table:number-columns-repeated="2"/>
        </table:table-row>
        <table:table-row table:style-name="ro1">
          <table:table-cell office:value-type="string">
            <text:p>15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18">
            <text:p>0.018</text:p>
          </table:table-cell>
          <table:table-cell office:value-type="float" office:value="144">
            <text:p>144</text:p>
          </table:table-cell>
          <table:table-cell office:value-type="float" office:value="1263">
            <text:p>1263</text:p>
          </table:table-cell>
          <table:table-cell office:value-type="float" office:value="75">
            <text:p>75</text:p>
          </table:table-cell>
          <table:table-cell office:value-type="float" office:value="1064">
            <text:p>1064</text:p>
          </table:table-cell>
          <table:table-cell office:value-type="float" office:value="3170">
            <text:p>3170</text:p>
          </table:table-cell>
          <table:table-cell office:value-type="float" office:value="44345">
            <text:p>44345</text:p>
          </table:table-cell>
          <table:table-cell table:formula="of:=QUOTIENT([.J21];[.D21])" office:value-type="float" office:value="528333">
            <text:p>528333</text:p>
          </table:table-cell>
          <table:table-cell table:formula="of:=QUOTIENT([.K21];[.E21])" office:value-type="float" office:value="2463611">
            <text:p>2463611</text:p>
          </table:table-cell>
          <table:table-cell table:number-columns-repeated="2"/>
        </table:table-row>
        <table:table-row table:style-name="ro1">
          <table:table-cell office:value-type="string">
            <text:p>15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47">
            <text:p>0.047</text:p>
          </table:table-cell>
          <table:table-cell table:style-name="ce6" office:value-type="float" office:value="0.025">
            <text:p>0.025</text:p>
          </table:table-cell>
          <table:table-cell office:value-type="float" office:value="6444">
            <text:p>6444</text:p>
          </table:table-cell>
          <table:table-cell office:value-type="float" office:value="3145">
            <text:p>3145</text:p>
          </table:table-cell>
          <table:table-cell office:value-type="float" office:value="5217">
            <text:p>5217</text:p>
          </table:table-cell>
          <table:table-cell office:value-type="float" office:value="2662">
            <text:p>2662</text:p>
          </table:table-cell>
          <table:table-cell office:value-type="float" office:value="204283">
            <text:p>204283</text:p>
          </table:table-cell>
          <table:table-cell office:value-type="float" office:value="112731">
            <text:p>112731</text:p>
          </table:table-cell>
          <table:table-cell table:formula="of:=QUOTIENT([.J22];[.D22])" office:value-type="float" office:value="4346446">
            <text:p>4346446</text:p>
          </table:table-cell>
          <table:table-cell table:formula="of:=QUOTIENT([.K22];[.E22])" office:value-type="float" office:value="4509240">
            <text:p>4509240</text:p>
          </table:table-cell>
          <table:table-cell table:number-columns-repeated="2"/>
        </table:table-row>
        <table:table-row table:style-name="ro1">
          <table:table-cell office:value-type="string">
            <text:p>200-1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192">
            <text:p>0.192</text:p>
          </table:table-cell>
          <table:table-cell table:style-name="ce6" office:value-type="float" office:value="0.119">
            <text:p>0.119</text:p>
          </table:table-cell>
          <table:table-cell office:value-type="float" office:value="32021">
            <text:p>32021</text:p>
          </table:table-cell>
          <table:table-cell office:value-type="float" office:value="15518">
            <text:p>15518</text:p>
          </table:table-cell>
          <table:table-cell office:value-type="float" office:value="25420">
            <text:p>25420</text:p>
          </table:table-cell>
          <table:table-cell office:value-type="float" office:value="13295">
            <text:p>13295</text:p>
          </table:table-cell>
          <table:table-cell office:value-type="float" office:value="1241522">
            <text:p>1241522</text:p>
          </table:table-cell>
          <table:table-cell office:value-type="float" office:value="664747">
            <text:p>664747</text:p>
          </table:table-cell>
          <table:table-cell table:formula="of:=QUOTIENT([.J23];[.D23])" office:value-type="float" office:value="6466260">
            <text:p>6466260</text:p>
          </table:table-cell>
          <table:table-cell table:formula="of:=QUOTIENT([.K23];[.E23])" office:value-type="float" office:value="5586109">
            <text:p>5586109</text:p>
          </table:table-cell>
          <table:table-cell table:number-columns-repeated="2"/>
        </table:table-row>
        <table:table-row table:style-name="ro1">
          <table:table-cell office:value-type="string">
            <text:p>200-2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6">
            <text:p>0.060</text:p>
          </table:table-cell>
          <table:table-cell table:style-name="ce6" office:value-type="float" office:value="0.034">
            <text:p>0.034</text:p>
          </table:table-cell>
          <table:table-cell office:value-type="float" office:value="9807">
            <text:p>9807</text:p>
          </table:table-cell>
          <table:table-cell office:value-type="float" office:value="4558">
            <text:p>4558</text:p>
          </table:table-cell>
          <table:table-cell office:value-type="float" office:value="7777">
            <text:p>7777</text:p>
          </table:table-cell>
          <table:table-cell office:value-type="float" office:value="3899">
            <text:p>3899</text:p>
          </table:table-cell>
          <table:table-cell office:value-type="float" office:value="370306">
            <text:p>370306</text:p>
          </table:table-cell>
          <table:table-cell office:value-type="float" office:value="196302">
            <text:p>196302</text:p>
          </table:table-cell>
          <table:table-cell table:formula="of:=QUOTIENT([.J24];[.D24])" office:value-type="float" office:value="6171766">
            <text:p>6171766</text:p>
          </table:table-cell>
          <table:table-cell table:formula="of:=QUOTIENT([.K24];[.E24])" office:value-type="float" office:value="5773588">
            <text:p>5773588</text:p>
          </table:table-cell>
          <table:table-cell table:number-columns-repeated="2"/>
        </table:table-row>
        <table:table-row table:style-name="ro1">
          <table:table-cell office:value-type="string">
            <text:p>2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391">
            <text:p>0.391</text:p>
          </table:table-cell>
          <table:table-cell table:style-name="ce6" office:value-type="float" office:value="0.142">
            <text:p>0.142</text:p>
          </table:table-cell>
          <table:table-cell office:value-type="float" office:value="65859">
            <text:p>65859</text:p>
          </table:table-cell>
          <table:table-cell office:value-type="float" office:value="18580">
            <text:p>18580</text:p>
          </table:table-cell>
          <table:table-cell office:value-type="float" office:value="53391">
            <text:p>53391</text:p>
          </table:table-cell>
          <table:table-cell office:value-type="float" office:value="16008">
            <text:p>16008</text:p>
          </table:table-cell>
          <table:table-cell office:value-type="float" office:value="2604059">
            <text:p>2604059</text:p>
          </table:table-cell>
          <table:table-cell office:value-type="float" office:value="789756">
            <text:p>789756</text:p>
          </table:table-cell>
          <table:table-cell table:formula="of:=QUOTIENT([.J25];[.D25])" office:value-type="float" office:value="6659997">
            <text:p>6659997</text:p>
          </table:table-cell>
          <table:table-cell table:formula="of:=QUOTIENT([.K25];[.E25])" office:value-type="float" office:value="5561661">
            <text:p>5561661</text:p>
          </table:table-cell>
          <table:table-cell table:number-columns-repeated="2"/>
        </table:table-row>
        <table:table-row table:style-name="ro1">
          <table:table-cell office:value-type="string">
            <text:p>2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084">
            <text:p>0.084</text:p>
          </table:table-cell>
          <table:table-cell table:style-name="ce6" office:value-type="float" office:value="0.057">
            <text:p>0.057</text:p>
          </table:table-cell>
          <table:table-cell office:value-type="float" office:value="13230">
            <text:p>13230</text:p>
          </table:table-cell>
          <table:table-cell office:value-type="float" office:value="7299">
            <text:p>7299</text:p>
          </table:table-cell>
          <table:table-cell office:value-type="float" office:value="10669">
            <text:p>10669</text:p>
          </table:table-cell>
          <table:table-cell office:value-type="float" office:value="6315">
            <text:p>6315</text:p>
          </table:table-cell>
          <table:table-cell office:value-type="float" office:value="497020">
            <text:p>497020</text:p>
          </table:table-cell>
          <table:table-cell office:value-type="float" office:value="307531">
            <text:p>307531</text:p>
          </table:table-cell>
          <table:table-cell table:formula="of:=QUOTIENT([.J26];[.D26])" office:value-type="float" office:value="5916904">
            <text:p>5916904</text:p>
          </table:table-cell>
          <table:table-cell table:formula="of:=QUOTIENT([.K26];[.E26])" office:value-type="float" office:value="5395280">
            <text:p>5395280</text:p>
          </table:table-cell>
          <table:table-cell table:number-columns-repeated="2"/>
        </table:table-row>
        <table:table-row table:style-name="ro1">
          <table:table-cell office:value-type="string">
            <text:p>20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114">
            <text:p>0.114</text:p>
          </table:table-cell>
          <table:table-cell table:style-name="ce6" office:value-type="float" office:value="0.079">
            <text:p>0.079</text:p>
          </table:table-cell>
          <table:table-cell office:value-type="float" office:value="20017">
            <text:p>20017</text:p>
          </table:table-cell>
          <table:table-cell office:value-type="float" office:value="11554">
            <text:p>11554</text:p>
          </table:table-cell>
          <table:table-cell office:value-type="float" office:value="15794">
            <text:p>15794</text:p>
          </table:table-cell>
          <table:table-cell office:value-type="float" office:value="9945">
            <text:p>9945</text:p>
          </table:table-cell>
          <table:table-cell office:value-type="float" office:value="759199">
            <text:p>759199</text:p>
          </table:table-cell>
          <table:table-cell office:value-type="float" office:value="492132">
            <text:p>492132</text:p>
          </table:table-cell>
          <table:table-cell table:formula="of:=QUOTIENT([.J27];[.D27])" office:value-type="float" office:value="6659640">
            <text:p>6659640</text:p>
          </table:table-cell>
          <table:table-cell table:formula="of:=QUOTIENT([.K27];[.E27])" office:value-type="float" office:value="6229518">
            <text:p>6229518</text:p>
          </table:table-cell>
          <table:table-cell table:number-columns-repeated="2"/>
        </table:table-row>
        <table:table-row table:style-name="ro1">
          <table:table-cell office:value-type="string">
            <text:p>200-6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125">
            <text:p>0.125</text:p>
          </table:table-cell>
          <table:table-cell table:style-name="ce6" office:value-type="float" office:value="0.193">
            <text:p>0.193</text:p>
          </table:table-cell>
          <table:table-cell office:value-type="float" office:value="21877">
            <text:p>21877</text:p>
          </table:table-cell>
          <table:table-cell office:value-type="float" office:value="25253">
            <text:p>25253</text:p>
          </table:table-cell>
          <table:table-cell office:value-type="float" office:value="17179">
            <text:p>17179</text:p>
          </table:table-cell>
          <table:table-cell office:value-type="float" office:value="21594">
            <text:p>21594</text:p>
          </table:table-cell>
          <table:table-cell office:value-type="float" office:value="856200">
            <text:p>856200</text:p>
          </table:table-cell>
          <table:table-cell office:value-type="float" office:value="1083362">
            <text:p>1083362</text:p>
          </table:table-cell>
          <table:table-cell table:formula="of:=QUOTIENT([.J28];[.D28])" office:value-type="float" office:value="6849600">
            <text:p>6849600</text:p>
          </table:table-cell>
          <table:table-cell table:formula="of:=QUOTIENT([.K28];[.E28])" office:value-type="float" office:value="5613274">
            <text:p>5613274</text:p>
          </table:table-cell>
          <table:table-cell table:number-columns-repeated="2"/>
        </table:table-row>
        <table:table-row table:style-name="ro1">
          <table:table-cell office:value-type="string">
            <text:p>200-7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432">
            <text:p>0.432</text:p>
          </table:table-cell>
          <table:table-cell table:style-name="ce6" office:value-type="float" office:value="0.205">
            <text:p>0.205</text:p>
          </table:table-cell>
          <table:table-cell office:value-type="float" office:value="73719">
            <text:p>73719</text:p>
          </table:table-cell>
          <table:table-cell office:value-type="float" office:value="26315">
            <text:p>26315</text:p>
          </table:table-cell>
          <table:table-cell office:value-type="float" office:value="57846">
            <text:p>57846</text:p>
          </table:table-cell>
          <table:table-cell office:value-type="float" office:value="22651">
            <text:p>22651</text:p>
          </table:table-cell>
          <table:table-cell office:value-type="float" office:value="2883384">
            <text:p>2883384</text:p>
          </table:table-cell>
          <table:table-cell office:value-type="float" office:value="1138070">
            <text:p>1138070</text:p>
          </table:table-cell>
          <table:table-cell table:formula="of:=QUOTIENT([.J29];[.D29])" office:value-type="float" office:value="6674500">
            <text:p>6674500</text:p>
          </table:table-cell>
          <table:table-cell table:formula="of:=QUOTIENT([.K29];[.E29])" office:value-type="float" office:value="5551560">
            <text:p>5551560</text:p>
          </table:table-cell>
          <table:table-cell table:number-columns-repeated="2"/>
        </table:table-row>
        <table:table-row table:style-name="ro1">
          <table:table-cell office:value-type="string">
            <text:p>200-8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149">
            <text:p>0.149</text:p>
          </table:table-cell>
          <table:table-cell table:style-name="ce6" office:value-type="float" office:value="0.07">
            <text:p>0.070</text:p>
          </table:table-cell>
          <table:table-cell office:value-type="float" office:value="26188">
            <text:p>26188</text:p>
          </table:table-cell>
          <table:table-cell office:value-type="float" office:value="9299">
            <text:p>9299</text:p>
          </table:table-cell>
          <table:table-cell office:value-type="float" office:value="20447">
            <text:p>20447</text:p>
          </table:table-cell>
          <table:table-cell office:value-type="float" office:value="7835">
            <text:p>7835</text:p>
          </table:table-cell>
          <table:table-cell office:value-type="float" office:value="979959">
            <text:p>979959</text:p>
          </table:table-cell>
          <table:table-cell office:value-type="float" office:value="379211">
            <text:p>379211</text:p>
          </table:table-cell>
          <table:table-cell table:formula="of:=QUOTIENT([.J30];[.D30])" office:value-type="float" office:value="6576906">
            <text:p>6576906</text:p>
          </table:table-cell>
          <table:table-cell table:formula="of:=QUOTIENT([.K30];[.E30])" office:value-type="float" office:value="5417300">
            <text:p>5417300</text:p>
          </table:table-cell>
          <table:table-cell table:number-columns-repeated="2"/>
        </table:table-row>
        <table:table-row table:style-name="ro1">
          <table:table-cell office:value-type="string">
            <text:p>20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26">
            <text:p>0.026</text:p>
          </table:table-cell>
          <table:table-cell table:style-name="ce6" office:value-type="float" office:value="0.053">
            <text:p>0.053</text:p>
          </table:table-cell>
          <table:table-cell office:value-type="float" office:value="3751">
            <text:p>3751</text:p>
          </table:table-cell>
          <table:table-cell office:value-type="float" office:value="8293">
            <text:p>8293</text:p>
          </table:table-cell>
          <table:table-cell office:value-type="float" office:value="2921">
            <text:p>2921</text:p>
          </table:table-cell>
          <table:table-cell office:value-type="float" office:value="7032">
            <text:p>7032</text:p>
          </table:table-cell>
          <table:table-cell office:value-type="float" office:value="136260">
            <text:p>136260</text:p>
          </table:table-cell>
          <table:table-cell office:value-type="float" office:value="339073">
            <text:p>339073</text:p>
          </table:table-cell>
          <table:table-cell table:formula="of:=QUOTIENT([.J31];[.D31])" office:value-type="float" office:value="5240769">
            <text:p>5240769</text:p>
          </table:table-cell>
          <table:table-cell table:formula="of:=QUOTIENT([.K31];[.E31])" office:value-type="float" office:value="6397603">
            <text:p>6397603</text:p>
          </table:table-cell>
          <table:table-cell table:number-columns-repeated="2"/>
        </table:table-row>
        <table:table-row table:style-name="ro1">
          <table:table-cell office:value-type="string">
            <text:p>200-10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0.341">
            <text:p>0.341</text:p>
          </table:table-cell>
          <table:table-cell table:style-name="ce6" office:value-type="float" office:value="0.148">
            <text:p>0.148</text:p>
          </table:table-cell>
          <table:table-cell office:value-type="float" office:value="55765">
            <text:p>55765</text:p>
          </table:table-cell>
          <table:table-cell office:value-type="float" office:value="18609">
            <text:p>18609</text:p>
          </table:table-cell>
          <table:table-cell office:value-type="float" office:value="45963">
            <text:p>45963</text:p>
          </table:table-cell>
          <table:table-cell office:value-type="float" office:value="16199">
            <text:p>16199</text:p>
          </table:table-cell>
          <table:table-cell office:value-type="float" office:value="2230377">
            <text:p>2230377</text:p>
          </table:table-cell>
          <table:table-cell office:value-type="float" office:value="805528">
            <text:p>805528</text:p>
          </table:table-cell>
          <table:table-cell table:formula="of:=QUOTIENT([.J32];[.D32])" office:value-type="float" office:value="6540695">
            <text:p>6540695</text:p>
          </table:table-cell>
          <table:table-cell table:formula="of:=QUOTIENT([.K32];[.E32])" office:value-type="float" office:value="5442756">
            <text:p>5442756</text:p>
          </table:table-cell>
          <table:table-cell table:number-columns-repeated="2"/>
        </table:table-row>
        <table:table-row table:style-name="ro1">
          <table:table-cell office:value-type="string">
            <text:p>250-1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.923">
            <text:p>1.923</text:p>
          </table:table-cell>
          <table:table-cell table:style-name="ce6" office:value-type="float" office:value="0.876">
            <text:p>0.876</text:p>
          </table:table-cell>
          <table:table-cell office:value-type="float" office:value="275783">
            <text:p>275783</text:p>
          </table:table-cell>
          <table:table-cell office:value-type="float" office:value="80183">
            <text:p>80183</text:p>
          </table:table-cell>
          <table:table-cell office:value-type="float" office:value="219961">
            <text:p>219961</text:p>
          </table:table-cell>
          <table:table-cell office:value-type="float" office:value="69791">
            <text:p>69791</text:p>
          </table:table-cell>
          <table:table-cell office:value-type="float" office:value="12403814">
            <text:p>12403814</text:p>
          </table:table-cell>
          <table:table-cell office:value-type="float" office:value="3969717">
            <text:p>3969717</text:p>
          </table:table-cell>
          <table:table-cell table:formula="of:=QUOTIENT([.J33];[.D33])" office:value-type="float" office:value="6450241">
            <text:p>6450241</text:p>
          </table:table-cell>
          <table:table-cell table:formula="of:=QUOTIENT([.K33];[.E33])" office:value-type="float" office:value="4531640">
            <text:p>4531640</text:p>
          </table:table-cell>
          <table:table-cell table:number-columns-repeated="2"/>
        </table:table-row>
        <table:table-row table:style-name="ro1">
          <table:table-cell office:value-type="string">
            <text:p>250-2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.278">
            <text:p>3.278</text:p>
          </table:table-cell>
          <table:table-cell table:style-name="ce6" office:value-type="float" office:value="1.491">
            <text:p>1.491</text:p>
          </table:table-cell>
          <table:table-cell office:value-type="float" office:value="451523">
            <text:p>451523</text:p>
          </table:table-cell>
          <table:table-cell office:value-type="float" office:value="123065">
            <text:p>123065</text:p>
          </table:table-cell>
          <table:table-cell office:value-type="float" office:value="371228">
            <text:p>371228</text:p>
          </table:table-cell>
          <table:table-cell office:value-type="float" office:value="106644">
            <text:p>106644</text:p>
          </table:table-cell>
          <table:table-cell office:value-type="float" office:value="21126572">
            <text:p>21126572</text:p>
          </table:table-cell>
          <table:table-cell office:value-type="float" office:value="5964973">
            <text:p>5964973</text:p>
          </table:table-cell>
          <table:table-cell table:formula="of:=QUOTIENT([.J34];[.D34])" office:value-type="float" office:value="6444957">
            <text:p>6444957</text:p>
          </table:table-cell>
          <table:table-cell table:formula="of:=QUOTIENT([.K34];[.E34])" office:value-type="float" office:value="4000652">
            <text:p>4000652</text:p>
          </table:table-cell>
          <table:table-cell table:number-columns-repeated="2"/>
        </table:table-row>
        <table:table-row table:style-name="ro1">
          <table:table-cell office:value-type="string">
            <text:p>250-3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447">
            <text:p>0.447</text:p>
          </table:table-cell>
          <table:table-cell table:style-name="ce6" office:value-type="float" office:value="0.572">
            <text:p>0.572</text:p>
          </table:table-cell>
          <table:table-cell office:value-type="float" office:value="67861">
            <text:p>67861</text:p>
          </table:table-cell>
          <table:table-cell office:value-type="float" office:value="55647">
            <text:p>55647</text:p>
          </table:table-cell>
          <table:table-cell office:value-type="float" office:value="53369">
            <text:p>53369</text:p>
          </table:table-cell>
          <table:table-cell office:value-type="float" office:value="48472">
            <text:p>48472</text:p>
          </table:table-cell>
          <table:table-cell office:value-type="float" office:value="3022342">
            <text:p>3022342</text:p>
          </table:table-cell>
          <table:table-cell office:value-type="float" office:value="2794673">
            <text:p>2794673</text:p>
          </table:table-cell>
          <table:table-cell table:formula="of:=QUOTIENT([.J35];[.D35])" office:value-type="float" office:value="6761391">
            <text:p>6761391</text:p>
          </table:table-cell>
          <table:table-cell table:formula="of:=QUOTIENT([.K35];[.E35])" office:value-type="float" office:value="4885791">
            <text:p>4885791</text:p>
          </table:table-cell>
          <table:table-cell/>
          <table:table-cell table:style-name="ce8"/>
        </table:table-row>
        <table:table-row table:style-name="ro1">
          <table:table-cell office:value-type="string">
            <text:p>250-4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33">
            <text:p>0.033</text:p>
          </table:table-cell>
          <table:table-cell table:style-name="ce6" office:value-type="float" office:value="0.215">
            <text:p>0.215</text:p>
          </table:table-cell>
          <table:table-cell office:value-type="float" office:value="3817">
            <text:p>3817</text:p>
          </table:table-cell>
          <table:table-cell office:value-type="float" office:value="24905">
            <text:p>24905</text:p>
          </table:table-cell>
          <table:table-cell office:value-type="float" office:value="2968">
            <text:p>2968</text:p>
          </table:table-cell>
          <table:table-cell office:value-type="float" office:value="20996">
            <text:p>20996</text:p>
          </table:table-cell>
          <table:table-cell office:value-type="float" office:value="169383">
            <text:p>169383</text:p>
          </table:table-cell>
          <table:table-cell office:value-type="float" office:value="1200407">
            <text:p>1200407</text:p>
          </table:table-cell>
          <table:table-cell table:formula="of:=QUOTIENT([.J36];[.D36])" office:value-type="float" office:value="5132818">
            <text:p>5132818</text:p>
          </table:table-cell>
          <table:table-cell table:formula="of:=QUOTIENT([.K36];[.E36])" office:value-type="float" office:value="5583288">
            <text:p>5583288</text:p>
          </table:table-cell>
          <table:table-cell table:number-columns-repeated="2"/>
        </table:table-row>
        <table:table-row table:style-name="ro1">
          <table:table-cell office:value-type="string">
            <text:p>250-5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2.139">
            <text:p>2.139</text:p>
          </table:table-cell>
          <table:table-cell table:style-name="ce6" office:value-type="float" office:value="1.179">
            <text:p>1.179</text:p>
          </table:table-cell>
          <table:table-cell office:value-type="float" office:value="314701">
            <text:p>314701</text:p>
          </table:table-cell>
          <table:table-cell office:value-type="float" office:value="104613">
            <text:p>104613</text:p>
          </table:table-cell>
          <table:table-cell office:value-type="float" office:value="241566">
            <text:p>241566</text:p>
          </table:table-cell>
          <table:table-cell office:value-type="float" office:value="90554">
            <text:p>90554</text:p>
          </table:table-cell>
          <table:table-cell office:value-type="float" office:value="13813733">
            <text:p>13813733</text:p>
          </table:table-cell>
          <table:table-cell office:value-type="float" office:value="5235517">
            <text:p>5235517</text:p>
          </table:table-cell>
          <table:table-cell table:formula="of:=QUOTIENT([.J37];[.D37])" office:value-type="float" office:value="6458033">
            <text:p>6458033</text:p>
          </table:table-cell>
          <table:table-cell table:formula="of:=QUOTIENT([.K37];[.E37])" office:value-type="float" office:value="4440642">
            <text:p>4440642</text:p>
          </table:table-cell>
          <table:table-cell table:number-columns-repeated="2"/>
        </table:table-row>
        <table:table-row table:style-name="ro1">
          <table:table-cell office:value-type="string">
            <text:p>250-6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.366">
            <text:p>3.366</text:p>
          </table:table-cell>
          <table:table-cell table:style-name="ce6" office:value-type="float" office:value="1.666">
            <text:p>1.666</text:p>
          </table:table-cell>
          <table:table-cell office:value-type="float" office:value="476355">
            <text:p>476355</text:p>
          </table:table-cell>
          <table:table-cell office:value-type="float" office:value="136808">
            <text:p>136808</text:p>
          </table:table-cell>
          <table:table-cell office:value-type="float" office:value="382524">
            <text:p>382524</text:p>
          </table:table-cell>
          <table:table-cell office:value-type="float" office:value="118617">
            <text:p>118617</text:p>
          </table:table-cell>
          <table:table-cell office:value-type="float" office:value="21882567">
            <text:p>21882567</text:p>
          </table:table-cell>
          <table:table-cell office:value-type="float" office:value="6836258">
            <text:p>6836258</text:p>
          </table:table-cell>
          <table:table-cell table:formula="of:=QUOTIENT([.J38];[.D38])" office:value-type="float" office:value="6501059">
            <text:p>6501059</text:p>
          </table:table-cell>
          <table:table-cell table:formula="of:=QUOTIENT([.K38];[.E38])" office:value-type="float" office:value="4103396">
            <text:p>4103396</text:p>
          </table:table-cell>
          <table:table-cell table:number-columns-repeated="2"/>
        </table:table-row>
        <table:table-row table:style-name="ro1">
          <table:table-cell office:value-type="string">
            <text:p>25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842">
            <text:p>0.842</text:p>
          </table:table-cell>
          <table:table-cell table:style-name="ce6" office:value-type="float" office:value="0.585">
            <text:p>0.585</text:p>
          </table:table-cell>
          <table:table-cell office:value-type="float" office:value="128924">
            <text:p>128924</text:p>
          </table:table-cell>
          <table:table-cell office:value-type="float" office:value="56870">
            <text:p>56870</text:p>
          </table:table-cell>
          <table:table-cell office:value-type="float" office:value="97220">
            <text:p>97220</text:p>
          </table:table-cell>
          <table:table-cell office:value-type="float" office:value="48587">
            <text:p>48587</text:p>
          </table:table-cell>
          <table:table-cell office:value-type="float" office:value="5613362">
            <text:p>5613362</text:p>
          </table:table-cell>
          <table:table-cell office:value-type="float" office:value="2841108">
            <text:p>2841108</text:p>
          </table:table-cell>
          <table:table-cell table:formula="of:=QUOTIENT([.J39];[.D39])" office:value-type="float" office:value="6666700">
            <text:p>6666700</text:p>
          </table:table-cell>
          <table:table-cell table:formula="of:=QUOTIENT([.K39];[.E39])" office:value-type="float" office:value="4856594">
            <text:p>4856594</text:p>
          </table:table-cell>
          <table:table-cell table:number-columns-repeated="2"/>
        </table:table-row>
        <table:table-row table:style-name="ro1">
          <table:table-cell office:value-type="string">
            <text:p>250-8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4.019">
            <text:p>4.019</text:p>
          </table:table-cell>
          <table:table-cell table:style-name="ce6" office:value-type="float" office:value="1.016">
            <text:p>1.016</text:p>
          </table:table-cell>
          <table:table-cell office:value-type="float" office:value="578054">
            <text:p>578054</text:p>
          </table:table-cell>
          <table:table-cell office:value-type="float" office:value="92288">
            <text:p>92288</text:p>
          </table:table-cell>
          <table:table-cell office:value-type="float" office:value="463973">
            <text:p>463973</text:p>
          </table:table-cell>
          <table:table-cell office:value-type="float" office:value="79686">
            <text:p>79686</text:p>
          </table:table-cell>
          <table:table-cell office:value-type="float" office:value="26280849">
            <text:p>26280849</text:p>
          </table:table-cell>
          <table:table-cell office:value-type="float" office:value="4533618">
            <text:p>4533618</text:p>
          </table:table-cell>
          <table:table-cell table:formula="of:=QUOTIENT([.J40];[.D40])" office:value-type="float" office:value="6539151">
            <text:p>6539151</text:p>
          </table:table-cell>
          <table:table-cell table:formula="of:=QUOTIENT([.K40];[.E40])" office:value-type="float" office:value="4462222">
            <text:p>4462222</text:p>
          </table:table-cell>
          <table:table-cell table:number-columns-repeated="2"/>
        </table:table-row>
        <table:table-row table:style-name="ro1">
          <table:table-cell office:value-type="string">
            <text:p>25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1.75">
            <text:p>1.750</text:p>
          </table:table-cell>
          <table:table-cell table:style-name="ce6" office:value-type="float" office:value="0.302">
            <text:p>0.302</text:p>
          </table:table-cell>
          <table:table-cell office:value-type="float" office:value="253697">
            <text:p>253697</text:p>
          </table:table-cell>
          <table:table-cell office:value-type="float" office:value="32426">
            <text:p>32426</text:p>
          </table:table-cell>
          <table:table-cell office:value-type="float" office:value="200206">
            <text:p>200206</text:p>
          </table:table-cell>
          <table:table-cell office:value-type="float" office:value="27748">
            <text:p>27748</text:p>
          </table:table-cell>
          <table:table-cell office:value-type="float" office:value="11541348">
            <text:p>11541348</text:p>
          </table:table-cell>
          <table:table-cell office:value-type="float" office:value="1569915">
            <text:p>1569915</text:p>
          </table:table-cell>
          <table:table-cell table:formula="of:=QUOTIENT([.J41];[.D41])" office:value-type="float" office:value="6595056">
            <text:p>6595056</text:p>
          </table:table-cell>
          <table:table-cell table:formula="of:=QUOTIENT([.K41];[.E41])" office:value-type="float" office:value="5198394">
            <text:p>5198394</text:p>
          </table:table-cell>
          <table:table-cell table:number-columns-repeated="2"/>
        </table:table-row>
        <table:table-row table:style-name="ro1">
          <table:table-cell office:value-type="string">
            <text:p>250-10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012">
            <text:p>0.012</text:p>
          </table:table-cell>
          <table:table-cell table:style-name="ce6" office:value-type="float" office:value="0.461">
            <text:p>0.461</text:p>
          </table:table-cell>
          <table:table-cell office:value-type="float" office:value="626">
            <text:p>626</text:p>
          </table:table-cell>
          <table:table-cell office:value-type="float" office:value="50074">
            <text:p>50074</text:p>
          </table:table-cell>
          <table:table-cell office:value-type="float" office:value="410">
            <text:p>410</text:p>
          </table:table-cell>
          <table:table-cell office:value-type="float" office:value="42470">
            <text:p>42470</text:p>
          </table:table-cell>
          <table:table-cell office:value-type="float" office:value="22273">
            <text:p>22273</text:p>
          </table:table-cell>
          <table:table-cell office:value-type="float" office:value="2463106">
            <text:p>2463106</text:p>
          </table:table-cell>
          <table:table-cell table:formula="of:=QUOTIENT([.J42];[.D42])" office:value-type="float" office:value="1856083">
            <text:p>1856083</text:p>
          </table:table-cell>
          <table:table-cell table:formula="of:=QUOTIENT([.K42];[.E42])" office:value-type="float" office:value="5342963">
            <text:p>5342963</text:p>
          </table:table-cell>
          <table:table-cell table:number-columns-repeated="2"/>
        </table:table-row>
        <table:table-row table:style-name="ro1">
          <table:table-cell office:value-type="string">
            <text:p>300-1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10.837">
            <text:p>10.837</text:p>
          </table:table-cell>
          <table:table-cell table:style-name="ce6" office:value-type="float" office:value="14.549">
            <text:p>14.549</text:p>
          </table:table-cell>
          <table:table-cell office:value-type="float" office:value="1388665">
            <text:p>1388665</text:p>
          </table:table-cell>
          <table:table-cell office:value-type="float" office:value="668948">
            <text:p>668948</text:p>
          </table:table-cell>
          <table:table-cell office:value-type="float" office:value="1080762">
            <text:p>1080762</text:p>
          </table:table-cell>
          <table:table-cell office:value-type="float" office:value="577818">
            <text:p>577818</text:p>
          </table:table-cell>
          <table:table-cell office:value-type="float" office:value="69374637">
            <text:p>69374637</text:p>
          </table:table-cell>
          <table:table-cell office:value-type="float" office:value="37171999">
            <text:p>37171999</text:p>
          </table:table-cell>
          <table:table-cell table:formula="of:=QUOTIENT([.J43];[.D43])" office:value-type="float" office:value="6401645">
            <text:p>6401645</text:p>
          </table:table-cell>
          <table:table-cell table:formula="of:=QUOTIENT([.K43];[.E43])" office:value-type="float" office:value="2554952">
            <text:p>2554952</text:p>
          </table:table-cell>
          <table:table-cell table:number-columns-repeated="2"/>
        </table:table-row>
        <table:table-row table:style-name="ro1">
          <table:table-cell office:value-type="string">
            <text:p>300-2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4.071">
            <text:p>34.071</text:p>
          </table:table-cell>
          <table:table-cell table:style-name="ce6" office:value-type="float" office:value="13.908">
            <text:p>13.908</text:p>
          </table:table-cell>
          <table:table-cell office:value-type="float" office:value="4729981">
            <text:p>4729981</text:p>
          </table:table-cell>
          <table:table-cell office:value-type="float" office:value="647130">
            <text:p>647130</text:p>
          </table:table-cell>
          <table:table-cell office:value-type="float" office:value="3492019">
            <text:p>3492019</text:p>
          </table:table-cell>
          <table:table-cell office:value-type="float" office:value="563313">
            <text:p>563313</text:p>
          </table:table-cell>
          <table:table-cell office:value-type="float" office:value="221511435">
            <text:p>221511435</text:p>
          </table:table-cell>
          <table:table-cell office:value-type="float" office:value="36496159">
            <text:p>36496159</text:p>
          </table:table-cell>
          <table:table-cell table:formula="of:=QUOTIENT([.J44];[.D44])" office:value-type="float" office:value="6501465">
            <text:p>6501465</text:p>
          </table:table-cell>
          <table:table-cell table:formula="of:=QUOTIENT([.K44];[.E44])" office:value-type="float" office:value="2624112">
            <text:p>2624112</text:p>
          </table:table-cell>
          <table:table-cell table:number-columns-repeated="2"/>
        </table:table-row>
        <table:table-row table:style-name="ro1">
          <table:table-cell office:value-type="string">
            <text:p>300-3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0.76">
            <text:p>10.760</text:p>
          </table:table-cell>
          <table:table-cell table:style-name="ce6" office:value-type="float" office:value="6.28">
            <text:p>6.280</text:p>
          </table:table-cell>
          <table:table-cell office:value-type="float" office:value="1351663">
            <text:p>1351663</text:p>
          </table:table-cell>
          <table:table-cell office:value-type="float" office:value="354511">
            <text:p>354511</text:p>
          </table:table-cell>
          <table:table-cell office:value-type="float" office:value="1090092">
            <text:p>1090092</text:p>
          </table:table-cell>
          <table:table-cell office:value-type="float" office:value="309851">
            <text:p>309851</text:p>
          </table:table-cell>
          <table:table-cell office:value-type="float" office:value="69352593">
            <text:p>69352593</text:p>
          </table:table-cell>
          <table:table-cell office:value-type="float" office:value="19901468">
            <text:p>19901468</text:p>
          </table:table-cell>
          <table:table-cell table:formula="of:=QUOTIENT([.J45];[.D45])" office:value-type="float" office:value="6445408">
            <text:p>6445408</text:p>
          </table:table-cell>
          <table:table-cell table:formula="of:=QUOTIENT([.K45];[.E45])" office:value-type="float" office:value="3169023">
            <text:p>3169023</text:p>
          </table:table-cell>
          <table:table-cell table:number-columns-repeated="2"/>
        </table:table-row>
        <table:table-row table:style-name="ro1">
          <table:table-cell office:value-type="string">
            <text:p>300-4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21.978">
            <text:p>21.978</text:p>
          </table:table-cell>
          <table:table-cell table:style-name="ce6" office:value-type="float" office:value="8.986">
            <text:p>8.986</text:p>
          </table:table-cell>
          <table:table-cell office:value-type="float" office:value="2738168">
            <text:p>2738168</text:p>
          </table:table-cell>
          <table:table-cell office:value-type="float" office:value="479041">
            <text:p>479041</text:p>
          </table:table-cell>
          <table:table-cell office:value-type="float" office:value="2186275">
            <text:p>2186275</text:p>
          </table:table-cell>
          <table:table-cell office:value-type="float" office:value="414259">
            <text:p>414259</text:p>
          </table:table-cell>
          <table:table-cell office:value-type="float" office:value="141118406">
            <text:p>141118406</text:p>
          </table:table-cell>
          <table:table-cell office:value-type="float" office:value="27002303">
            <text:p>27002303</text:p>
          </table:table-cell>
          <table:table-cell table:formula="of:=QUOTIENT([.J46];[.D46])" office:value-type="float" office:value="6420893">
            <text:p>6420893</text:p>
          </table:table-cell>
          <table:table-cell table:formula="of:=QUOTIENT([.K46];[.E46])" office:value-type="float" office:value="3004930">
            <text:p>3004930</text:p>
          </table:table-cell>
          <table:table-cell table:number-columns-repeated="2"/>
        </table:table-row>
        <table:table-row table:style-name="ro1">
          <table:table-cell office:value-type="string">
            <text:p>300-5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3.266">
            <text:p>3.266</text:p>
          </table:table-cell>
          <table:table-cell table:style-name="ce6" office:value-type="float" office:value="11.925">
            <text:p>11.925</text:p>
          </table:table-cell>
          <table:table-cell office:value-type="float" office:value="445838">
            <text:p>445838</text:p>
          </table:table-cell>
          <table:table-cell office:value-type="float" office:value="580334">
            <text:p>580334</text:p>
          </table:table-cell>
          <table:table-cell office:value-type="float" office:value="331594">
            <text:p>331594</text:p>
          </table:table-cell>
          <table:table-cell office:value-type="float" office:value="503642">
            <text:p>503642</text:p>
          </table:table-cell>
          <table:table-cell office:value-type="float" office:value="21140131">
            <text:p>21140131</text:p>
          </table:table-cell>
          <table:table-cell office:value-type="float" office:value="32577857">
            <text:p>32577857</text:p>
          </table:table-cell>
          <table:table-cell table:formula="of:=QUOTIENT([.J47];[.D47])" office:value-type="float" office:value="6472789">
            <text:p>6472789</text:p>
          </table:table-cell>
          <table:table-cell table:formula="of:=QUOTIENT([.K47];[.E47])" office:value-type="float" office:value="2731895">
            <text:p>2731895</text:p>
          </table:table-cell>
          <table:table-cell table:number-columns-repeated="2"/>
        </table:table-row>
        <table:table-row table:style-name="ro1">
          <table:table-cell office:value-type="string">
            <text:p>300-6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12.374">
            <text:p>12.374</text:p>
          </table:table-cell>
          <table:table-cell table:style-name="ce6" office:value-type="float" office:value="4.627">
            <text:p>4.627</text:p>
          </table:table-cell>
          <table:table-cell office:value-type="float" office:value="1666021">
            <text:p>1666021</text:p>
          </table:table-cell>
          <table:table-cell office:value-type="float" office:value="294491">
            <text:p>294491</text:p>
          </table:table-cell>
          <table:table-cell office:value-type="float" office:value="1260709">
            <text:p>1260709</text:p>
          </table:table-cell>
          <table:table-cell office:value-type="float" office:value="254681">
            <text:p>254681</text:p>
          </table:table-cell>
          <table:table-cell office:value-type="float" office:value="81278430">
            <text:p>81278430</text:p>
          </table:table-cell>
          <table:table-cell office:value-type="float" office:value="16771343">
            <text:p>16771343</text:p>
          </table:table-cell>
          <table:table-cell table:formula="of:=QUOTIENT([.J48];[.D48])" office:value-type="float" office:value="6568484">
            <text:p>6568484</text:p>
          </table:table-cell>
          <table:table-cell table:formula="of:=QUOTIENT([.K48];[.E48])" office:value-type="float" office:value="3624668">
            <text:p>3624668</text:p>
          </table:table-cell>
          <table:table-cell table:number-columns-repeated="2"/>
        </table:table-row>
        <table:table-row table:style-name="ro1">
          <table:table-cell office:value-type="string">
            <text:p>300-7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0.221">
            <text:p>0.221</text:p>
          </table:table-cell>
          <table:table-cell table:style-name="ce6" office:value-type="float" office:value="1.451">
            <text:p>1.451</text:p>
          </table:table-cell>
          <table:table-cell office:value-type="float" office:value="32670">
            <text:p>32670</text:p>
          </table:table-cell>
          <table:table-cell office:value-type="float" office:value="113743">
            <text:p>113743</text:p>
          </table:table-cell>
          <table:table-cell office:value-type="float" office:value="23349">
            <text:p>23349</text:p>
          </table:table-cell>
          <table:table-cell office:value-type="float" office:value="97951">
            <text:p>97951</text:p>
          </table:table-cell>
          <table:table-cell office:value-type="float" office:value="1540460">
            <text:p>1540460</text:p>
          </table:table-cell>
          <table:table-cell office:value-type="float" office:value="6499346">
            <text:p>6499346</text:p>
          </table:table-cell>
          <table:table-cell table:formula="of:=QUOTIENT([.J49];[.D49])" office:value-type="float" office:value="6970407">
            <text:p>6970407</text:p>
          </table:table-cell>
          <table:table-cell table:formula="of:=QUOTIENT([.K49];[.E49])" office:value-type="float" office:value="4479218">
            <text:p>4479218</text:p>
          </table:table-cell>
          <table:table-cell table:number-columns-repeated="2"/>
        </table:table-row>
        <table:table-row table:style-name="ro1">
          <table:table-cell office:value-type="string">
            <text:p>300-8</text:p>
          </table:table-cell>
          <table:table-cell table:number-columns-repeated="2" office:value-type="string">
            <text:p>UNSATISFIABLE</text:p>
          </table:table-cell>
          <table:table-cell table:style-name="ce6" office:value-type="float" office:value="33.546">
            <text:p>33.546</text:p>
          </table:table-cell>
          <table:table-cell table:style-name="ce6" office:value-type="float" office:value="11.465">
            <text:p>11.465</text:p>
          </table:table-cell>
          <table:table-cell office:value-type="float" office:value="4311600">
            <text:p>4311600</text:p>
          </table:table-cell>
          <table:table-cell office:value-type="float" office:value="558417">
            <text:p>558417</text:p>
          </table:table-cell>
          <table:table-cell office:value-type="float" office:value="3328748">
            <text:p>3328748</text:p>
          </table:table-cell>
          <table:table-cell office:value-type="float" office:value="484080">
            <text:p>484080</text:p>
          </table:table-cell>
          <table:table-cell office:value-type="float" office:value="213912090">
            <text:p>213912090</text:p>
          </table:table-cell>
          <table:table-cell office:value-type="float" office:value="31400288">
            <text:p>31400288</text:p>
          </table:table-cell>
          <table:table-cell table:formula="of:=QUOTIENT([.J50];[.D50])" office:value-type="float" office:value="6376679">
            <text:p>6376679</text:p>
          </table:table-cell>
          <table:table-cell table:formula="of:=QUOTIENT([.K50];[.E50])" office:value-type="float" office:value="2738795">
            <text:p>2738795</text:p>
          </table:table-cell>
          <table:table-cell table:number-columns-repeated="2"/>
        </table:table-row>
        <table:table-row table:style-name="ro1">
          <table:table-cell office:value-type="string">
            <text:p>300-9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7.885">
            <text:p>7.885</text:p>
          </table:table-cell>
          <table:table-cell table:style-name="ce6" office:value-type="float" office:value="3.385">
            <text:p>3.385</text:p>
          </table:table-cell>
          <table:table-cell office:value-type="float" office:value="980952">
            <text:p>980952</text:p>
          </table:table-cell>
          <table:table-cell office:value-type="float" office:value="218985">
            <text:p>218985</text:p>
          </table:table-cell>
          <table:table-cell office:value-type="float" office:value="781453">
            <text:p>781453</text:p>
          </table:table-cell>
          <table:table-cell office:value-type="float" office:value="190491">
            <text:p>190491</text:p>
          </table:table-cell>
          <table:table-cell office:value-type="float" office:value="50948593">
            <text:p>50948593</text:p>
          </table:table-cell>
          <table:table-cell office:value-type="float" office:value="12451209">
            <text:p>12451209</text:p>
          </table:table-cell>
          <table:table-cell table:formula="of:=QUOTIENT([.J51];[.D51])" office:value-type="float" office:value="6461457">
            <text:p>6461457</text:p>
          </table:table-cell>
          <table:table-cell table:formula="of:=QUOTIENT([.K51];[.E51])" office:value-type="float" office:value="3678348">
            <text:p>3678348</text:p>
          </table:table-cell>
          <table:table-cell table:number-columns-repeated="2"/>
        </table:table-row>
        <table:table-row table:style-name="ro1">
          <table:table-cell office:value-type="string">
            <text:p>300-10</text:p>
          </table:table-cell>
          <table:table-cell table:number-columns-repeated="2" office:value-type="string">
            <text:p>SATISFIABLE</text:p>
          </table:table-cell>
          <table:table-cell table:style-name="ce6" office:value-type="float" office:value="14.139">
            <text:p>14.139</text:p>
          </table:table-cell>
          <table:table-cell table:style-name="ce6" office:value-type="float" office:value="3.858">
            <text:p>3.858</text:p>
          </table:table-cell>
          <table:table-cell office:value-type="float" office:value="1873805">
            <text:p>1873805</text:p>
          </table:table-cell>
          <table:table-cell office:value-type="float" office:value="261765">
            <text:p>261765</text:p>
          </table:table-cell>
          <table:table-cell office:value-type="float" office:value="1441371">
            <text:p>1441371</text:p>
          </table:table-cell>
          <table:table-cell office:value-type="float" office:value="225797">
            <text:p>225797</text:p>
          </table:table-cell>
          <table:table-cell office:value-type="float" office:value="93422776">
            <text:p>93422776</text:p>
          </table:table-cell>
          <table:table-cell office:value-type="float" office:value="14689233">
            <text:p>14689233</text:p>
          </table:table-cell>
          <table:table-cell table:formula="of:=QUOTIENT([.J52];[.D52])" office:value-type="float" office:value="6607452">
            <text:p>6607452</text:p>
          </table:table-cell>
          <table:table-cell table:formula="of:=QUOTIENT([.K52];[.E52])" office:value-type="float" office:value="3807473">
            <text:p>380747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1">
          <table:table-cell table:style-name="ce2" office:value-type="string" table:number-columns-spanned="5" table:number-rows-spanned="1">
            <text:p>* Benchmark performed in an overclocked Intel i5 2500k @ 4.8 GHz</text:p>
          </table:table-cell>
          <table:covered-table-cell table:number-columns-repeated="4"/>
          <table:table-cell table:number-columns-repeated="10"/>
        </table:table-row>
        <table:table-row table:style-name="ro1" table:number-rows-repeated="104852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118" number:language="en" number:country="US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 style:data-style-name="N2" text:time-value="0000-00-00T20:24: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7:50:35</meta:creation-date>
    <dc:date>2013-10-06T20:24:46</dc:date>
    <meta:editing-duration>PT23M12S</meta:editing-duration>
    <meta:editing-cycles>4</meta:editing-cycles>
    <meta:generator>LibreOffice/4.0.2.2$Linux_X86_64 LibreOffice_project/400m0$Build-2</meta:generator>
    <meta:document-statistic meta:table-count="1" meta:cell-count="670" meta:object-count="0"/>
  </office:meta>
</office:document-meta>
</file>